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9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.8999996185303pt" style:font-size-asian="12.8999996185303pt" style:font-size-complex="12.8999996185303pt"/>
    </style:style>
    <style:style style:name="T3" style:family="text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es 2/7/2017 <text:s/><text:span text:style-name="T1">10.5 miles</text:span></text:p>
      <text:p text:style-name="P2">I walked and ran 10.5 miles on slightly hilly roads averaging about 11:50/mile. <text:s/>During the workout I walked 21 times with each walk about 0.15 miles long.</text:p>
      <text:p text:style-name="P2"/>
      <text:p text:style-name="P2">Thur 2/9/2017 <text:span text:style-name="T1">10 miles</text:span></text:p>
      <text:p text:style-name="P2">I ran on slightly hilly roads. <text:s/>It was windy and about 37 degrees. <text:s/>I wore 2 sweat shirts and sweat pants. </text:p>
      <text:p text:style-name="P2">I ran 8 miles in 1:14:40 or 9:20/mile. <text:s/></text:p>
      <text:p text:style-name="P2">Splits: 10:07, 9:46, 9:44, 9:43, 9:00, 8:51, 8:57, 8:32</text:p>
      <text:p text:style-name="P2">I felt a lot better after about 4 miles.</text:p>
      <text:p text:style-name="P2">rested 3 minutes </text:p>
      <text:p text:style-name="P2">I walked and ran 2 miles averaging about 12:00/mile. <text:s/>I walked about 0.16 miles at the beginning of each ½ mile.</text:p>
      <text:p text:style-name="P2"/>
      <text:p text:style-name="P1">Tues 2/14/2017 <text:span text:style-name="T1">10 miles</text:span></text:p>
      <text:p text:style-name="P1">I ran 9 miles on hilly roads in 1:29:59. <text:s/>I kept most miles very close to 10 minutes.</text:p>
      <text:p text:style-name="P2">I warmed down with a mile walk and run in 11:53. <text:s/>I walked 2 x 0.16 miles during the mile.</text:p>
      <text:p text:style-name="P2"/>
      <text:p text:style-name="P2"><text:span text:style-name="T2">Tues 2/21/2017 </text:span><text:span text:style-name="T3">16.5 miles</text:span></text:p>
      <text:p text:style-name="P7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7">Times for each 5 miles:</text:p>
      <text:p text:style-name="P7">54:53 or 10:58/mile</text:p>
      <text:p text:style-name="P7">53:10 or 10:38/mile</text:p>
      <text:p text:style-name="P7">46:09 or <text:s text:c="2"/>9:13/mile</text:p>
      <text:p text:style-name="P7">Splits for the last 5 miles: 10:42, 9:35, 9:16, 8:31, 8:04.</text:p>
      <text:p text:style-name="P8">I warmed down by walking and running 1.5 miles at about 12:00/mile.</text:p>
      <text:p text:style-name="P2"/>
      <text:p text:style-name="P9">Tues 3/21/2017 <text:span text:style-name="T1">10.5 miles</text:span></text:p>
      <text:p text:style-name="P9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9">The first five miles averaged 9:27/mile and the second five averaged 8:45/mile.</text:p>
      <text:p text:style-name="P10">I rested 6 minutes and jogged ½ mile.</text:p>
      <text:p text:style-name="P10"/>
      <text:p text:style-name="P3"><text:span text:style-name="T4">Sat 3/25/2017</text:span> <text:s/>15 miles</text:p>
      <text:p text:style-name="P1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2"/>
      <text:p text:style-name="P2"/>
      <text:p text:style-name="P12"><text:soft-page-break/>Mon 5/15/2017 <text:span text:style-name="T1">10.5 miles</text:span></text:p>
      <text:p text:style-name="P12">I ran 10 miles on the high school track and averaged 9:26/mile.</text:p>
      <text:p text:style-name="P12">I ran wide on the curves so every 4 laps equaled 1 mile.</text:p>
      <text:p text:style-name="P12">The first 5 miles averaged 9:57/mile.</text:p>
      <text:p text:style-name="P12">Miles 6 through 8 averaged 9:11/mile. I ran these 3 miles with John Ziegler.</text:p>
      <text:p text:style-name="P12">Miles 9 and 10 were in 8:42 and 8:17.</text:p>
      <text:p text:style-name="P12">I warmed down with a ½ mile jog. </text:p>
      <text:p text:style-name="P11"/>
      <text:p text:style-name="P6"><text:span text:style-name="T4">Sat 5/20/2017</text:span> 11 miles</text:p>
      <text:p text:style-name="P4">On the Ernst Trail:</text:p>
      <text:p text:style-name="P4">I ran 1 mile and then I rested a few minutes.</text:p>
      <text:p text:style-name="P5">Then I ran and walked 10 miles with Jim Fitch and averaged 12:30/mile. <text:s/>We walked about as much as we ran.</text:p>
      <text:p text:style-name="P5"/>
      <text:p text:style-name="P4">Sat 6/3/2017 <text:span text:style-name="T1">10.5 miles</text:span></text:p>
      <text:p text:style-name="P4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4">First 5 mile splits: <text:s text:c="4"/>10:03, 9:41, 9:39, 9:30, 9:30</text:p>
      <text:p text:style-name="P4">Second 5 mile splits: <text:s text:c="2"/>9:37, 9:23, 8:56, 8:22, 8:04</text:p>
      <text:p text:style-name="P4">I warmed down with a ½ mile jog.</text:p>
      <text:p text:style-name="P5">In the afternoon Mary Jane and I kayaked for 2 hours down French Creek. <text:s/>It was great exercise and we both had fun.</text:p>
      <text:p text:style-name="P5"/>
      <text:p text:style-name="P4">Sun 7/09/2017 <text:span text:style-name="T1">11 miles</text:span></text:p>
      <text:p text:style-name="P4">I warmed up with 1.4 miles before I ran the Trail Blazer 15K on the Ernst Trail in Meadville. My GPS said the course was 9.36 miles, my time was 1:16:12 and I averaged</text:p>
      <text:p text:style-name="P4">8:08/mile. <text:s/>Mile Splits: 8:05, 8:05, 7:57, 8:11, 8:03, 8:22, 8:22, 8:19, 8:04, and 2:44 for the last 0.36 miles which corresponds to a pace of 7:38/mile. I warmed down with a ¼ mile jog.</text:p>
      <text:p text:style-name="P4"/>
      <text:p text:style-name="P4">Sun 7/16/2017 <text:span text:style-name="T1">14.2 miles</text:span></text:p>
      <text:p text:style-name="P4">I ran the Presque Isle Half Marathon</text:p>
      <text:p text:style-name="P4">I warmed up with a mile at various paces. <text:s/>My GPS recorded the race distance as 13.21 miles, my time as 47:58 and my average pace as 8:10/mile.</text:p>
      <text:p text:style-name="P4">Splits: 8:08, 8:20, 8:19, 8:18, 8:13, 8:07, 8:09, 8:11, 8:10, 8:07,8:15, 8:07,7:59 and the last 0.21 miles in 1:35 which corresponds to a pace of 7:29/mi. The even pace running <text:soft-page-break/>allowed me to have a good finish. </text:p>
      <text:p text:style-name="P4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5">th</text:span>, 9<text:span text:style-name="T5">th</text:span> and 10<text:span text:style-name="T5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4">Tues 8/15/2017 18 miles - a training run for the marathon</text:p>
      <text:p text:style-name="P15">I ran 3 times a 6 mile slightly hilly course with a 40 second stop at my house at the end of 6 miles and again at the end of 12 miles. <text:s/>The miles splits were:</text:p>
      <text:p text:style-name="P15">1<text:span text:style-name="T5">st</text:span> <text:s/>6 miles: <text:tab/>10:16, 9:38, 9:51, 9:46, 9:33, 9:15 <text:tab/>Average = <text:s/>9:43</text:p>
      <text:p text:style-name="P15">2<text:span text:style-name="T5">nd</text:span> 6 miles: <text:tab/>10:11, 9:52, 9:27, 9:19, 9:07, 8:55 <text:tab/>Average = <text:s/>9:28</text:p>
      <text:p text:style-name="P15">3<text:span text:style-name="T5">rd</text:span> 6 miles:<text:tab/><text:tab/>10:00, 9:50, 9:54, 10:07, 9:55, 9:27<text:tab/>Average = <text:s/>9:52</text:p>
      <text:p text:style-name="P15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5"/>
      <text:p text:style-name="P15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<text:soft-page-break/>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5"/>
      <text:p text:style-name="P15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4"/>
      <text:p text:style-name="P17">Tues 8/29/2017 <text:s/><text:span text:style-name="T1">20.5 miles - a training run for the marathon</text:span></text:p>
      <text:p text:style-name="P17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7">1<text:span text:style-name="T5">st</text:span> <text:s/>6 miles: <text:tab/>10:35, 9:59, 9:57, 9:58, 9:47, 9:30 <text:tab/>Average = <text:s/>9:57</text:p>
      <text:p text:style-name="P17">2<text:span text:style-name="T5">nd</text:span> 6 miles: <text:tab/>10:37, 9:57, 9:57, 9:53, 9:45, 8:29 <text:tab/>Average = <text:s/>9:56</text:p>
      <text:p text:style-name="P17">3<text:span text:style-name="T5">rd</text:span> 6 miles:<text:tab/>10:27, 9:41, 9:33, 9:15, 8:57, 8:50<text:tab/>Average = <text:s/>9:27</text:p>
      <text:p text:style-name="P17">The last 2 miles:<text:tab/> <text:s/>8:59, 9:18<text:tab/><text:tab/></text:p>
      <text:p text:style-name="P17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6"/>
      <text:p text:style-name="P19">Sun 9/10/2017 <text:span text:style-name="T1">26.5 miles</text:span></text:p>
      <text:p text:style-name="P19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9">1<text:span text:style-name="T5">st</text:span> half time: <text:s/>2:03:15</text:p>
      <text:p text:style-name="P19"><text:soft-page-break/>2<text:span text:style-name="T5">nd</text:span> half time: 2:05:18</text:p>
      <text:p text:style-name="P18">Chip time:<text:tab/> <text:s text:c="3"/>4:08:33 or 9:29/mi </text:p>
      <text:p text:style-name="P18"/>
      <text:p text:style-name="P21">Sat 9/23/2017 <text:span text:style-name="T1">21miles</text:span></text:p>
      <text:p text:style-name="P20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0"/>
      <text:p text:style-name="P23">Mon 10/2/2017 <text:span text:style-name="T1">12.4 miles</text:span></text:p>
      <text:p text:style-name="P23">I ran 8 miles and averaged 8:46/mile. <text:s/>The first mile was in 9:06 and the last in 8:17. Then I walked 0.4 miles. <text:s/>Later on in the day I walked twice for a total of about 4 miles. </text:p>
      <text:p text:style-name="P23"/>
      <text:p text:style-name="P15">Sun Oct 15, 2017 <text:span text:style-name="T1">26.2 miles </text:span></text:p>
      <text:p text:style-name="P15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8-09-15T16:20:41.71</dc:date>
    <dc:creator>James  Lombardi</dc:creator>
    <meta:editing-duration>PT35M8S</meta:editing-duration>
    <meta:editing-cycles>12</meta:editing-cycles>
    <meta:document-statistic meta:table-count="0" meta:image-count="0" meta:object-count="0" meta:page-count="5" meta:paragraph-count="85" meta:word-count="2018" meta:character-count="10228"/>
  </office:meta>
</office:document-meta>
</file>